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5fd7" officeooo:paragraph-rsid="00085fd7"/>
    </style:style>
    <style:style style:name="P2" style:family="paragraph" style:parent-style-name="Standard">
      <style:text-properties officeooo:rsid="0008afd8" officeooo:paragraph-rsid="0008afd8"/>
    </style:style>
    <style:style style:name="P3" style:family="paragraph" style:parent-style-name="Standard">
      <style:text-properties officeooo:rsid="000b06ff" officeooo:paragraph-rsid="000b06ff"/>
    </style:style>
    <style:style style:name="P4" style:family="paragraph" style:parent-style-name="Standard">
      <style:text-properties officeooo:rsid="000bc594" officeooo:paragraph-rsid="000bc594"/>
    </style:style>
    <style:style style:name="P5" style:family="paragraph" style:parent-style-name="Standard">
      <style:text-properties officeooo:rsid="000bc594" officeooo:paragraph-rsid="000cf041"/>
    </style:style>
    <style:style style:name="P6" style:family="paragraph" style:parent-style-name="Standard">
      <style:text-properties officeooo:rsid="000cf041" officeooo:paragraph-rsid="000cf041"/>
    </style:style>
    <style:style style:name="P7" style:family="paragraph" style:parent-style-name="Standard">
      <style:text-properties officeooo:rsid="000e08cc" officeooo:paragraph-rsid="000e08cc"/>
    </style:style>
    <style:style style:name="P8" style:family="paragraph" style:parent-style-name="Standard">
      <style:paragraph-properties fo:break-before="page"/>
      <style:text-properties officeooo:rsid="00085fd7" officeooo:paragraph-rsid="00085fd7"/>
    </style:style>
    <style:style style:name="P9" style:family="paragraph" style:parent-style-name="Text_20_body">
      <style:text-properties officeooo:rsid="000a80e8" officeooo:paragraph-rsid="000a80e8"/>
    </style:style>
    <style:style style:name="P10" style:family="paragraph" style:parent-style-name="Heading_20_1">
      <style:paragraph-properties fo:break-before="pag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Title">
      <style:text-properties officeooo:rsid="00085fd7" officeooo:paragraph-rsid="000e08cc"/>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bc594"/>
    </style:style>
    <style:style style:name="T2" style:family="text">
      <style:text-properties officeooo:rsid="000e08c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Geolocation Sniffing </text:p>
      <text:p text:style-name="P12"><text:span text:style-name="T2">aus Datenschutzsicht</text:span></text:p>
      <text:p text:style-name="Text_20_body"/>
      <text:h text:style-name="P10" text:outline-level="1"><text:bookmark-start text:name="__RefHeading___Toc108_558926093"/>Abstract<text:bookmark-end text:name="__RefHeading___Toc108_558926093"/></text:h>
      <text:p text:style-name="P1"/>
      <text:p text:style-name="P7">Lorem ipsum</text:p>
      <text:p text:style-name="P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text:a xlink:type="simple" xlink:href="#__RefHeading___Toc108_558926093" text:style-name="Index_20_Link" text:visited-style-name="Index_20_Link">Abstract<text:tab/>2</text:a></text:p>
          <text:p text:style-name="P11"><text:a xlink:type="simple" xlink:href="#__RefHeading___Toc105_558926093" text:style-name="Index_20_Link" text:visited-style-name="Index_20_Link">Einleitung<text:tab/>4</text:a></text:p>
          <text:p text:style-name="P13"><text:a xlink:type="simple" xlink:href="#__RefHeading___Toc110_558926093" text:style-name="Index_20_Link" text:visited-style-name="Index_20_Link">Passagierbewegungen an Flughäfen<text:tab/>4</text:a></text:p>
          <text:p text:style-name="P13"><text:a xlink:type="simple" xlink:href="#__RefHeading___Toc112_558926093" text:style-name="Index_20_Link" text:visited-style-name="Index_20_Link">Kundenüberwachung in Supermärkten<text:tab/>4</text:a></text:p>
          <text:p text:style-name="P13"><text:a xlink:type="simple" xlink:href="#__RefHeading___Toc114_558926093" text:style-name="Index_20_Link" text:visited-style-name="Index_20_Link">Passanten-Tracking im öffentlichen Raum<text:tab/>4</text:a></text:p>
          <text:p text:style-name="P11"><text:a xlink:type="simple" xlink:href="#__RefHeading___Toc116_558926093" text:style-name="Index_20_Link" text:visited-style-name="Index_20_Link">Tracking-Mechanismen eines Smartphones<text:tab/>5</text:a></text:p>
          <text:p text:style-name="P13"><text:a xlink:type="simple" xlink:href="#__RefHeading___Toc118_558926093" text:style-name="Index_20_Link" text:visited-style-name="Index_20_Link">GPS<text:tab/>5</text:a></text:p>
          <text:p text:style-name="P13"><text:a xlink:type="simple" xlink:href="#__RefHeading___Toc120_558926093" text:style-name="Index_20_Link" text:visited-style-name="Index_20_Link">WLAN<text:tab/>5</text:a></text:p>
          <text:p text:style-name="P13"><text:a xlink:type="simple" xlink:href="#__RefHeading___Toc122_558926093" text:style-name="Index_20_Link" text:visited-style-name="Index_20_Link">GSM<text:tab/>5</text:a></text:p>
          <text:p text:style-name="P13"><text:a xlink:type="simple" xlink:href="#__RefHeading___Toc124_558926093" text:style-name="Index_20_Link" text:visited-style-name="Index_20_Link">Beacons (Bluetooth)<text:tab/>5</text:a></text:p>
          <text:p text:style-name="P11"><text:a xlink:type="simple" xlink:href="#__RefHeading___Toc126_558926093" text:style-name="Index_20_Link" text:visited-style-name="Index_20_Link">Gewonnene Persönliche Daten<text:tab/>6</text:a></text:p>
          <text:p text:style-name="P13"><text:a xlink:type="simple" xlink:href="#__RefHeading___Toc128_558926093" text:style-name="Index_20_Link" text:visited-style-name="Index_20_Link">Technische Daten<text:tab/>6</text:a></text:p>
          <text:p text:style-name="P13"><text:a xlink:type="simple" xlink:href="#__RefHeading___Toc130_558926093" text:style-name="Index_20_Link" text:visited-style-name="Index_20_Link">Persönliche Daten<text:tab/>6</text:a></text:p>
          <text:p text:style-name="P11"><text:a xlink:type="simple" xlink:href="#__RefHeading___Toc132_558926093" text:style-name="Index_20_Link" text:visited-style-name="Index_20_Link">Gesellschaftliche Auswirkungen<text:tab/>7</text:a></text:p>
          <text:p text:style-name="P13"><text:a xlink:type="simple" xlink:href="#__RefHeading___Toc134_558926093" text:style-name="Index_20_Link" text:visited-style-name="Index_20_Link">Einfluss auf die Gesellschaft und das Verhalten überwachter Personen<text:tab/>7</text:a></text:p>
          <text:p text:style-name="P13"><text:a xlink:type="simple" xlink:href="#__RefHeading___Toc136_558926093" text:style-name="Index_20_Link" text:visited-style-name="Index_20_Link">Verhalten der Überwacher<text:tab/>7</text:a></text:p>
          <text:p text:style-name="P13"><text:a xlink:type="simple" xlink:href="#__RefHeading___Toc138_558926093" text:style-name="Index_20_Link" text:visited-style-name="Index_20_Link">Reaktion der Politik<text:tab/>7</text:a></text:p>
          <text:p text:style-name="P11"><text:a xlink:type="simple" xlink:href="#__RefHeading___Toc140_558926093" text:style-name="Index_20_Link" text:visited-style-name="Index_20_Link">Rechtliche Grundlage unterschiedlicher Staaten<text:tab/>8</text:a></text:p>
          <text:p text:style-name="P13"><text:a xlink:type="simple" xlink:href="#__RefHeading___Toc142_558926093" text:style-name="Index_20_Link" text:visited-style-name="Index_20_Link">England<text:tab/>8</text:a></text:p>
          <text:p text:style-name="P13"><text:a xlink:type="simple" xlink:href="#__RefHeading___Toc144_558926093" text:style-name="Index_20_Link" text:visited-style-name="Index_20_Link">Finnland<text:tab/>8</text:a></text:p>
          <text:p text:style-name="P13"><text:a xlink:type="simple" xlink:href="#__RefHeading___Toc146_558926093" text:style-name="Index_20_Link" text:visited-style-name="Index_20_Link">Deutschland<text:tab/>8</text:a></text:p>
          <text:p text:style-name="P11"><text:a xlink:type="simple" xlink:href="#__RefHeading___Toc148_558926093" text:style-name="Index_20_Link" text:visited-style-name="Index_20_Link">Fazit<text:tab/>9</text:a></text:p>
        </text:index-body>
      </text:table-of-content>
      <text:p text:style-name="P1"/>
      <text:h text:style-name="P10" text:outline-level="1"><text:bookmark-start text:name="__RefHeading___Toc105_558926093"/>Einleitung<text:bookmark-end text:name="__RefHeading___Toc105_558926093"/></text:h>
      <text:p text:style-name="P1"/>
      <text:p text:style-name="P6">Durch die Digitalisierung unseres Lebens und das Mitführen kleiner technischer Helfer wird eine Überwachung der Menschen und die Bestimmung des Aufenthaltsort eines jeden zur <text:s/>Realität. Es gibt verschiedene Personengruppen die sich aus unterschiedlichen Gründen der Technik des Geolocation Sniffing bedienen, <text:span text:style-name="T2">wie die </text:span>drei <text:span text:style-name="T2">folgenden</text:span>, in den Medien bekannt gewordenen Beispiele, zeig<text:span text:style-name="T2">en</text:span>.</text:p>
      <text:p text:style-name="P4"/>
      <text:h text:style-name="Heading_20_2" text:outline-level="2"><text:bookmark-start text:name="__RefHeading___Toc110_558926093"/>Passagierbewegungen an Flughäfen<text:bookmark-end text:name="__RefHeading___Toc110_558926093"/></text:h>
      <text:p text:style-name="P4"/>
      <text:p text:style-name="P7">Lorem ipsum</text:p>
      <text:p text:style-name="P7"/>
      <text:p text:style-name="P7"/>
      <text:h text:style-name="Heading_20_2" text:outline-level="2"><text:bookmark-start text:name="__RefHeading___Toc112_558926093"/>Kundenüberwachung in Supermärkten<text:bookmark-end text:name="__RefHeading___Toc112_558926093"/></text:h>
      <text:p text:style-name="P5"/>
      <text:p text:style-name="P7">Lorem ipsum</text:p>
      <text:p text:style-name="P7"/>
      <text:p text:style-name="P7"/>
      <text:h text:style-name="Heading_20_2" text:outline-level="2"><text:bookmark-start text:name="__RefHeading___Toc114_558926093"/>Passanten-Tracking im öffentlichen Raum<text:bookmark-end text:name="__RefHeading___Toc114_558926093"/></text:h>
      <text:p text:style-name="Standard"/>
      <text:p text:style-name="P7">Lorem ipsum</text:p>
      <text:p text:style-name="P7"/>
      <text:p text:style-name="P7"/>
      <text:h text:style-name="P10" text:outline-level="1"><text:bookmark-start text:name="__RefHeading___Toc116_558926093"/>Tracking-<text:span text:style-name="T1">M</text:span>ech<text:span text:style-name="T1">a</text:span>nismen eines Smar<text:span text:style-name="T1">t</text:span>phones<text:bookmark-end text:name="__RefHeading___Toc116_558926093"/></text:h>
      <text:p text:style-name="P1"/>
      <text:h text:style-name="Heading_20_2" text:outline-level="2"><text:bookmark-start text:name="__RefHeading___Toc118_558926093"/>GPS<text:bookmark-end text:name="__RefHeading___Toc118_558926093"/></text:h>
      <text:p text:style-name="P4"/>
      <text:p text:style-name="P7">Lorem ipsum</text:p>
      <text:p text:style-name="P7"/>
      <text:p text:style-name="P7"/>
      <text:h text:style-name="Heading_20_2" text:outline-level="2"><text:bookmark-start text:name="__RefHeading___Toc120_558926093"/>WLAN<text:bookmark-end text:name="__RefHeading___Toc120_558926093"/></text:h>
      <text:p text:style-name="P4"/>
      <text:p text:style-name="P7">Lorem ipsum</text:p>
      <text:p text:style-name="P7"/>
      <text:p text:style-name="P7"/>
      <text:h text:style-name="Heading_20_2" text:outline-level="2"><text:bookmark-start text:name="__RefHeading___Toc122_558926093"/>GSM<text:bookmark-end text:name="__RefHeading___Toc122_558926093"/></text:h>
      <text:p text:style-name="P4"/>
      <text:p text:style-name="P7">Lorem ipsum</text:p>
      <text:p text:style-name="P7"/>
      <text:p text:style-name="P7"/>
      <text:h text:style-name="Heading_20_2" text:outline-level="2"><text:bookmark-start text:name="__RefHeading___Toc124_558926093"/>Beacons (Bluetooth)<text:bookmark-end text:name="__RefHeading___Toc124_558926093"/></text:h>
      <text:p text:style-name="Standard"/>
      <text:p text:style-name="P7">Lorem ipsum</text:p>
      <text:h text:style-name="P10" text:outline-level="1"><text:bookmark-start text:name="__RefHeading___Toc126_558926093"/>Gewonnene Persönliche Daten<text:bookmark-end text:name="__RefHeading___Toc126_558926093"/></text:h>
      <text:p text:style-name="P2"/>
      <text:p text:style-name="P7">Lorem ipsum</text:p>
      <text:p text:style-name="P7"/>
      <text:p text:style-name="P7"/>
      <text:h text:style-name="Heading_20_2" text:outline-level="2"><text:bookmark-start text:name="__RefHeading___Toc128_558926093"/>Technische Daten<text:bookmark-end text:name="__RefHeading___Toc128_558926093"/></text:h>
      <text:p text:style-name="P4"/>
      <text:p text:style-name="P7">Lorem ipsum</text:p>
      <text:p text:style-name="P7"/>
      <text:p text:style-name="P7"/>
      <text:h text:style-name="Heading_20_2" text:outline-level="2"><text:bookmark-start text:name="__RefHeading___Toc130_558926093"/>Persönliche Daten<text:bookmark-end text:name="__RefHeading___Toc130_558926093"/></text:h>
      <text:p text:style-name="Standard"/>
      <text:p text:style-name="P7">Lorem ipsum</text:p>
      <text:h text:style-name="P10" text:outline-level="1"><text:bookmark-start text:name="__RefHeading___Toc132_558926093"/>Gesellschaftliche Auswirkungen<text:bookmark-end text:name="__RefHeading___Toc132_558926093"/></text:h>
      <text:p text:style-name="P2"/>
      <text:p text:style-name="P7">Lorem ipsum</text:p>
      <text:p text:style-name="P7"/>
      <text:p text:style-name="P7"/>
      <text:h text:style-name="Heading_20_2" text:outline-level="2"><text:bookmark-start text:name="__RefHeading___Toc134_558926093"/>Einfluss auf die Gesellschaft <text:span text:style-name="T1">und das Verhalten überwachter Personen</text:span><text:bookmark-end text:name="__RefHeading___Toc134_558926093"/></text:h>
      <text:p text:style-name="P3"/>
      <text:p text:style-name="P7">Lorem ipsum</text:p>
      <text:p text:style-name="P7"/>
      <text:p text:style-name="P7"/>
      <text:h text:style-name="Heading_20_2" text:outline-level="2"><text:bookmark-start text:name="__RefHeading___Toc136_558926093"/>Verhalten der <text:span text:style-name="T1">Überwacher</text:span><text:bookmark-end text:name="__RefHeading___Toc136_558926093"/></text:h>
      <text:p text:style-name="P3"/>
      <text:p text:style-name="P7">Lorem ipsum</text:p>
      <text:p text:style-name="P7"/>
      <text:p text:style-name="P7"/>
      <text:h text:style-name="Heading_20_2" text:outline-level="2"><text:bookmark-start text:name="__RefHeading___Toc138_558926093"/>Reaktion der Politik<text:bookmark-end text:name="__RefHeading___Toc138_558926093"/></text:h>
      <text:p text:style-name="Standard"/>
      <text:p text:style-name="P7">Lorem ipsum</text:p>
      <text:h text:style-name="P10" text:outline-level="1"><text:bookmark-start text:name="__RefHeading___Toc140_558926093"/>Rechtliche Grundlage unterschiedlicher Staaten<text:bookmark-end text:name="__RefHeading___Toc140_558926093"/></text:h>
      <text:p text:style-name="P2"/>
      <text:p text:style-name="P3">Bevor auf die wesentlichen Erkenntnisse dieser Arbeit eingegangen wird, wird die Rechtsgrundlage bezüglich des Datenschutzes in den betroffenen Ländern England und Finnland eingegangen, sowie eine Betrachtung zur Situation wie sie in Deutschland vorliegen würde beschrieben. </text:p>
      <text:p text:style-name="P2"/>
      <text:h text:style-name="Heading_20_2" text:outline-level="2"><text:bookmark-start text:name="__RefHeading___Toc142_558926093"/>England<text:bookmark-end text:name="__RefHeading___Toc142_558926093"/></text:h>
      <text:p text:style-name="P2"/>
      <text:p text:style-name="P7">Lorem ipsum</text:p>
      <text:p text:style-name="P2"/>
      <text:p text:style-name="P2"/>
      <text:h text:style-name="Heading_20_2" text:outline-level="2"><text:bookmark-start text:name="__RefHeading___Toc144_558926093"/>Finnland<text:bookmark-end text:name="__RefHeading___Toc144_558926093"/></text:h>
      <text:p text:style-name="P2"/>
      <text:p text:style-name="P7">Lorem ipsum</text:p>
      <text:p text:style-name="P7"/>
      <text:p text:style-name="P2"/>
      <text:h text:style-name="Heading_20_2" text:outline-level="2"><text:bookmark-start text:name="__RefHeading___Toc146_558926093"/>Deutschland<text:bookmark-end text:name="__RefHeading___Toc146_558926093"/></text:h>
      <text:p text:style-name="Text_20_body"/>
      <text:p text:style-name="P7">Lorem ipsum</text:p>
      <text:h text:style-name="P10" text:outline-level="1"><text:bookmark-start text:name="__RefHeading___Toc148_558926093"/>Fazit<text:bookmark-end text:name="__RefHeading___Toc148_558926093"/></text:h>
      <text:p text:style-name="P9"/>
      <text:p text:style-name="P7">Lorem ips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meta:initial-creator>
    <meta:creation-date>2016-12-20T15:23:20.619160888</meta:creation-date>
    <dc:date>2016-12-20T16:32:53.911883058</dc:date>
    <dc:creator>marc </dc:creator>
    <meta:editing-duration>PT7M1S</meta:editing-duration>
    <meta:editing-cycles>1</meta:editing-cycles>
    <meta:document-statistic meta:table-count="0" meta:image-count="0" meta:object-count="0" meta:page-count="9" meta:paragraph-count="68" meta:word-count="255" meta:character-count="1907" meta:non-whitespace-character-count="1717"/>
    <meta:generator>LibreOffice/5.1.4.2$Linux_x86 LibreOffice_project/10m0$Build-2</meta:generator>
  </office:meta>
</office:document-meta>
</file>